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ced" officeooo:paragraph-rsid="000d4ced"/>
    </style:style>
    <style:style style:name="P2" style:family="paragraph" style:parent-style-name="Standard">
      <style:paragraph-properties fo:text-align="justify" style:justify-single-word="false"/>
      <style:text-properties officeooo:rsid="000d4ced" officeooo:paragraph-rsid="000d4ced"/>
    </style:style>
    <style:style style:name="P3" style:family="paragraph" style:parent-style-name="Standard">
      <style:paragraph-properties fo:text-align="justify" style:justify-single-word="false"/>
      <style:text-properties officeooo:rsid="000d5135" officeooo:paragraph-rsid="000d5135"/>
    </style:style>
    <style:style style:name="P4" style:family="paragraph" style:parent-style-name="Standard">
      <style:paragraph-properties fo:text-align="justify" style:justify-single-word="false"/>
      <style:text-properties officeooo:rsid="000e4eea" officeooo:paragraph-rsid="000e4eea"/>
    </style:style>
    <style:style style:name="P5" style:family="paragraph" style:parent-style-name="Standard">
      <style:paragraph-properties fo:text-align="justify" style:justify-single-word="false"/>
      <style:text-properties officeooo:rsid="000e4eea" officeooo:paragraph-rsid="000efd13"/>
    </style:style>
    <style:style style:name="P6" style:family="paragraph" style:parent-style-name="Standard">
      <style:paragraph-properties fo:text-align="justify" style:justify-single-word="false"/>
      <style:text-properties officeooo:rsid="000e4eea" officeooo:paragraph-rsid="000fe482"/>
    </style:style>
    <style:style style:name="P7" style:family="paragraph" style:parent-style-name="Standard">
      <style:paragraph-properties fo:text-align="justify" style:justify-single-word="false"/>
      <style:text-properties officeooo:rsid="00137bca" officeooo:paragraph-rsid="00137bca"/>
    </style:style>
    <style:style style:name="P8" style:family="paragraph" style:parent-style-name="Standard">
      <style:paragraph-properties fo:text-align="justify" style:justify-single-word="false"/>
      <style:text-properties officeooo:rsid="0014304c" officeooo:paragraph-rsid="0014304c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officeooo:rsid="00118942" officeooo:paragraph-rsid="0011894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officeooo:rsid="00137bca" officeooo:paragraph-rsid="00137bc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fo:letter-spacing="normal" officeooo:rsid="000e4eea" officeooo:paragraph-rsid="000efd13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fo:letter-spacing="normal" officeooo:rsid="0018fa39" officeooo:paragraph-rsid="0018fa39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officeooo:rsid="0015e973" officeooo:paragraph-rsid="0018fa3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5e973" officeooo:paragraph-rsid="0018fa39" style:font-size-asian="12pt" style:font-size-complex="12pt"/>
    </style:style>
    <style:style style:name="T1" style:family="text">
      <style:text-properties officeooo:rsid="000efd13"/>
    </style:style>
    <style:style style:name="T2" style:family="text">
      <style:text-properties officeooo:rsid="000fe482"/>
    </style:style>
    <style:style style:name="T3" style:family="text">
      <style:text-properties officeooo:rsid="001589d1"/>
    </style:style>
    <style:style style:name="T4" style:family="text">
      <style:text-properties officeooo:rsid="001ab26c"/>
    </style:style>
    <style:style style:name="T5" style:family="text">
      <style:text-properties officeooo:rsid="001c8850"/>
    </style:style>
    <style:style style:name="T6" style:family="text">
      <style:text-properties officeooo:rsid="001e6f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ytmy</text:p>
      <text:p text:style-name="P1">Projekt: 5 – kolorowanie grafu planarnego</text:p>
      <text:p text:style-name="P1">Katarzyna Rutkowska, wydział Fizyki, 261590</text:p>
      <text:p text:style-name="P1">Dokumentacja wstępna</text:p>
      <text:p text:style-name="P2"/>
      <text:p text:style-name="P3">Celem projektu jest stworzenie oprogramowania przyjmującego na wejściu graf planarny, a zwracającego sposób jego pokolorowania tak, aby żadna para sąsiednich wierzchołków nie miała takiego samego koloru. </text:p>
      <text:p text:style-name="P3"/>
      <text:p text:style-name="P3"/>
      <text:p text:style-name="P4">Oznaczenia:</text:p>
      <text:p text:style-name="P4">N – liczba wierzchołków</text:p>
      <text:p text:style-name="P4">G – kolorowany graf planarny</text:p>
      <text:p text:style-name="P4"/>
      <text:p text:style-name="P4">Pseudokod:</text:p>
      <text:p text:style-name="P4">Funkcja pięciokolorowanie(G):</text:p>
      <text:p text:style-name="P4"><text:tab/>if N &lt;= 5:</text:p>
      <text:p text:style-name="P4"><text:tab/><text:tab/>pokoloruj każdy wierzchołek innym kolorem</text:p>
      <text:p text:style-name="P4"><text:tab/>else:</text:p>
      <text:p text:style-name="P4"><text:tab/><text:tab/>if <text:s/><text:span text:style-name="T1">G zawiera wierzchołek v o stopniu 5 a x i y to jego sąsiednie <text:tab/><text:tab/><text:tab/><text:tab/>wierzchołki, niepołączone krawędzią. Usuwamy v z grafu, powstaje G’ w <text:tab/><text:tab/><text:tab/>którym łączymy wierzchołki x i y. Oznacza to powstanie z wierzchołków x i <text:tab/><text:tab/><text:tab/>y wierzchołka z o sąsiednich wierzchołkach będących sumą sąsiadów x oraz <text:tab/><text:tab/><text:tab/>y.</text:span></text:p>
      <text:p text:style-name="P4"><text:tab/><text:tab/>else:</text:p>
      <text:p text:style-name="P5"><text:tab/><text:tab/><text:tab/>G zawiera wierzchołek v o stropniu 4 bądź mniejszym:</text:p>
      <text:p text:style-name="P5"><text:tab/><text:tab/><text:tab/>usuń v z grafu G → G’</text:p>
      <text:p text:style-name="P6"/>
      <text:p text:style-name="P6"><text:tab/><text:tab/><text:span text:style-name="T2">pięciokolorowanie(G’)</text:span></text:p>
      <text:p text:style-name="P6"/>
      <text:p text:style-name="P5"><text:tab/><text:tab/><text:span text:style-name="T2">pokoloruj wierzchołki G zgodnie z kolorami odpowiadających im wierzchołków w <text:tab/><text:tab/>G’. Do v przypisz inny kolor niż kolory sąsiadów.</text:span></text:p>
      <text:p text:style-name="P11"/>
      <text:p text:style-name="P12">Ponieważ mamy do czynienia z grafami planarnymi można zastosować twierdzenie Eulera. <text:span text:style-name="T6">Wynika</text:span> z <text:span text:style-name="T6">niego</text:span> iż graf planarny <text:span text:style-name="T5">zawsze zawiera wierzchołek</text:span> o stopniu co najwyżej 5 <text:span text:style-name="T5">ponieważ l</text:span>iczba krawędzi jest ograniczona <text:span text:style-name="T4">z góry</text:span> liczbą: 3N-6 (dla N&gt;=3) - <text:span text:style-name="T4">zależność liniowa</text:span>. Zatem algorytm będzie przetważał listę sąsiedztwa w czasie rzędu O(N).</text:p>
      <text:p text:style-name="P13">Funkcja pięciokolorowanie w każdym kroku zmniejsza liczbę wierzchołków o co najmniej jeden, a każdym wierzchołkiem zajmuje się w czasie stałym. </text:p>
      <text:p text:style-name="P14">Stąd złożoność algorytmu to O(n).</text:p>
      <text:p text:style-name="P9"/>
      <text:p text:style-name="P10">Program na wejściu będzie przyjmował graf w postaci listy sąsiedztwa: każdemu wierzchołkowi przypisujemy numery jego sąsiadów. </text:p>
      <text:p text:style-name="P7"/>
      <text:p text:style-name="P7">Efekt programu to <text:span text:style-name="T3">plik z dwiema kolumnami o</text:span> N <text:span text:style-name="T3">wierszach. Pierwsza to numery wierzchołków a druga to ciąg N cyfr od 1 do 5 dla oznaczenia koloru przypisanego do każdego wierzchołka</text:span>.</text:p>
      <text:p text:style-name="P5"/>
      <text:p text:style-name="P8">Analiza poprawności:</text:p>
      <text:p text:style-name="P8"/>
      <text:p text:style-name="P8">Graf mający conajwyżej 5 wierzchołków można pokolorować korzystając z 5 kolorów.</text:p>
      <text:p text:style-name="P8"><text:soft-page-break/>Przypadek 1: d (v) ≤ 4 Usuwamy z grafu wierzchołek v, otrzymując graf 5-kolorowalny zgodnie z założeniem indukcyjnym. Wtedy wierzchołek v może zostać pokolorowany kolorem, który nie został wykorzystany do jego sąsiadów (v ma maksymalnie 4 sąsiadów).</text:p>
      <text:p text:style-name="P8">Przypadek 2: d (v) = 5 </text:p>
      <text:p text:style-name="P8">G jest planarny, więc podgraf G zawierający sąsiadów v (i krawędzie między nimi) nie jest K5. Dlatego v ma na pewno dwóch sąsiadów (x i y) niepołączonych krawędzią. Usuwamy z G wierzchołek v, łączymy wierzchołki x i y w jeden (z), otrzymując graf G’ 5-kolorowalny zgodnie z założeniem indukcyjnym. W związku z powyższym G \ {v} jest również 5-kolorowalny (x i y otrzymały kolor wierzchołka z z G’). v ma więc 5 sąsiadów, spośród których conajmniej dwóch (x i y) ma ten sam kolor. Sąsiedzi v zostali pokolorowani przy użyciu maskymalnie 4 kolorów. v możemy pokolorować innym kolorem niż jego sąsiadów, otrzymując 5-kolorowalny graf G</text:p>
      <text:p text:style-name="P8"/>
      <text:p text:style-name="P8">Literatura:</text:p>
      <text:p text:style-name="P8">http://aod2011.wikispaces.com/file/view/KolorowanieGrafowPlanarnych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6:30:53.256789460</meta:creation-date>
    <dc:date>2017-04-23T23:25:02.231927425</dc:date>
    <meta:editing-duration>PT1H3M2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431" meta:character-count="2919" meta:non-whitespace-character-count="2478"/>
  </office:meta>
</office:document-meta>
</file>